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officeooo:paragraph-rsid="0003c5c0"/>
    </style:style>
    <style:style style:name="T1" style:family="text">
      <style:text-properties officeooo:rsid="0003c5c0"/>
    </style:style>
    <style:style style:name="T2" style:family="text">
      <style:text-properties fo:font-style="normal" style:font-style-asian="normal" style:font-style-complex="normal"/>
    </style:style>
    <style:style style:name="T3" style:family="text">
      <style:text-properties fo:font-style="normal" officeooo:rsid="0003c5c0" style:font-style-asian="normal" style:font-style-complex="normal"/>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Methodology Overview</text:h>
      <text:p text:style-name="Text_20_body">This project uses a three-step pipeline to recognize animal actions. First, we detect the animal in the frame using the YOLOX model. Next, we estimate its skeleton using HRNet, which extracts keypoints from the detected region. Finally, we apply the ST-GCN model to recognize the action based on those skeletal movements.</text:p>
      <text:h text:style-name="Heading_20_4" text:outline-level="4"><text:span text:style-name="Strong_20_Emphasis">YOLOX: Animal Detection</text:span></text:h>
      <text:p text:style-name="P2"><text:span text:style-name="Emphasis"><text:span text:style-name="T2">The first step is finding the animal in the image. We start with the raw picture or video frame and slice it into smaller chunks, about 64 by 64 squares. These squares are then recombined so the model can scan for important features, like shapes and patterns. Using this process, YOLOX identifies where the animal is and draws a box around it. </text:span></text:span><text:span text:style-name="Emphasis"><text:span text:style-name="T3">T</text:span></text:span><text:span text:style-name="Emphasis"><text:span text:style-name="T2">his step ensures we correctly identify the animal before moving on to skeleton estimation.</text:span></text:span></text:p>
      <text:h text:style-name="Heading_20_4" text:outline-level="4"><text:span text:style-name="Emphasis">HRNet: Skeleton Estimation</text:span></text:h>
      <text:p text:style-name="P2"><text:span text:style-name="Emphasis"><text:span text:style-name="T2">After we know where the animal is, the next step is to figure out its skeleton or posture. We zoom in on that detected area, crop it, and resize it so the model can focus. HRNet then looks for key points on the body, like joints and limbs, and connects them together. To make it more accurate, the model checks the image in different ways, such as flipping it or comparing overlapping results. The end result is a stick-figure-like skeleton that represents the animal’s posture in real time, which we’ll use to understand its actions.</text:span></text:span></text:p>
      <text:h text:style-name="Heading_20_4" text:outline-level="4"><text:span text:style-name="Strong_20_Emphasis">System Specifications &amp; User Stories</text:span></text:h>
      <text:p text:style-name="Text_20_body"><text:span text:style-name="Emphasis"><text:span text:style-name="T2">Currently, we’re developing a clear installation guide, a one-line deployment script for easy setup, hardware benchmarks for performance, and full GitHub documentation. Each of these is in progress, but the goal is to make the system stable, transparent, and accessible to users. These user stories ensure the technology can be practically adopted and maintained</text:spa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8:58:46.664641608</meta:creation-date>
    <dc:date>2025-09-08T19:03:34.125954492</dc:date>
    <meta:editing-duration>PT4M47S</meta:editing-duration>
    <meta:editing-cycles>1</meta:editing-cycles>
    <meta:document-statistic meta:table-count="0" meta:image-count="0" meta:object-count="0" meta:page-count="1" meta:paragraph-count="8" meta:word-count="289" meta:character-count="1757" meta:non-whitespace-character-count="1476"/>
    <meta:generator>LibreOffice/24.2.7.2$Linux_X86_64 LibreOffice_project/420$Build-2</meta:generator>
  </office:meta>
</office:document-meta>
</file>